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style:font-size-asian="10.5pt" style:font-size-complex="10.5pt"/>
    </style:style>
    <style:style style:name="P9" style:family="paragraph" style:parent-style-name="Standard">
      <style:paragraph-properties fo:margin-top="0in" fo:margin-bottom="0in" fo:line-height="100%"/>
    </style:style>
    <style:style style:name="P10" style:family="paragraph" style:parent-style-name="_5b_Normal_5d_">
      <style:paragraph-properties fo:margin-top="0in" fo:margin-bottom="0in" fo:line-height="100%"/>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P11" style:family="paragraph" style:parent-style-name="BODY" style:list-style-name="">
      <style:paragraph-properties fo:margin-left="0in" fo:margin-right="0in" fo:margin-top="0in" fo:margin-bottom="0.0417in" fo:text-align="start" style:justify-single-word="false" fo:text-indent="0in" style:auto-text-indent="false" style:text-autospace="none" style:writing-mode="lr-tb"/>
      <style:text-properties fo:color="#000000" fo:font-size="10.5pt" style:font-size-asian="10.5pt" style:font-size-complex="10.5pt"/>
    </style:style>
    <style:style style:name="P12" style:family="paragraph" style:parent-style-name="BODY">
      <style:paragraph-properties fo:margin-top="0in" fo:margin-bottom="0in" fo:line-height="100%"/>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8" style:family="text">
      <style:text-properties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9" style:family="text">
      <style:text-properties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font-size="10.5pt" fo:font-weight="bold" style:font-size-asian="10.5pt" style:font-weight-asian="bold" style:font-size-complex="10.5pt" style:font-weight-complex="bold"/>
    </style:style>
    <style:style style:name="T14" style:family="text">
      <style:text-properties fo:color="#000000" style:font-name="Georgia" fo:font-size="10.5pt" style:font-size-asian="10.5pt" style:font-size-complex="10.5pt"/>
    </style:style>
    <style:style style:name="T15" style:family="text">
      <style:text-properties fo:color="#000000" fo:language="none" fo:country="none" style:font-name-asian="Georgia" style:language-asian="none" style:country-asian="none" style:font-name-complex="Georgia" style:language-complex="none" style:country-complex="none"/>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en" fo:country="US" fo:font-weight="normal" style:font-weight-asian="normal" style:font-weight-complex="normal"/>
    </style:style>
    <style:style style:name="T19" style:family="text">
      <style:text-properties fo:color="#802020"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20"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1" style:family="text">
      <style:text-properties fo:color="#80202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od's Touch &amp; Pharisee Response </text:p>
      <text:p text:style-name="P1"/>
      <text:p text:style-name="P2"><text:span text:style-name="T1">Read:</text:span><text:span text:style-name="T3"> Luke 5:17-26</text:span></text:p>
      <text:p text:style-name="P3"/>
      <text:p text:style-name="P4"><text:span text:style-name="T1">Text:</text:span><text:span text:style-name="T3"> </text:span><text:span text:style-name="T15">Luke 5:26 “And they were all amazed, and they glorified God, and were filled with fear, saying, We have seen strange things to day.”</text:span></text:p>
      <text:p text:style-name="P5"/>
      <text:h text:style-name="P4" text:outline-level="3"><text:span text:style-name="T1">Introduction:</text:span><text:span text:style-name="T3"> Ralph Morton story, healing and criticism by media.</text:span></text:h>
      <text:p text:style-name="P8"/>
      <text:p text:style-name="P12"><text:span text:style-name="T10">There was preaching: </text:span><text:span text:style-name="T11">Most of the time when God moves He does so as a part of ministering the Word. Many are saved as a result of preaching. <text:s/>Paul tells the Corinthians that: “</text:span><text:span text:style-name="T9">it pleased God by the foolishness of preaching to save them that believe.” Many, if not most, healings take place as a response to prayer in church. In Luke's Gospel we are told that Jesus was teaching when this miracle occurred. </text:span></text:p>
      <text:p text:style-name="P10"><text:span text:style-name="T9"/></text:p>
      <text:p text:style-name="P10">There was power:<text:span text:style-name="T9"> The verse also tells us that “the power of the Lord was </text:span><text:span text:style-name="T16">present</text:span><text:span text:style-name="T9"> to heal them.” A major problem in the church today is we have settled for an exciting or entertaining service rather than one containing the power of God. To be honest most people cannot tell the difference. I can assure you that there is a difference. When the congregation walks out of an exciting or entertaining service they are usually content. When <text:s/>the power of the Lord is </text:span><text:span text:style-name="T17">present many will leave with victory and others may leave disturbed. Many churches emphasize programs and have no interest in having the power of God present in their services.</text:span></text:p>
      <text:p text:style-name="P10"><text:span text:style-name="T9"/></text:p>
      <text:p text:style-name="P10">There was palsy:<text:span text:style-name="T9"> I heard John Maxwell speak about miracles and he said that the #1 requirement for a miracle was to have a problem. He declared that problem-less people have no need for a miracle. He then offered to pray a problem into the life of anyone who wanted one. In the Bible account that we read there is a man with palsy. Theologians believe that he was probably, at least partly, paralyzed. In that day there was no known cure for palsy. </text:span></text:p>
      <text:p text:style-name="P10"><text:span text:style-name="T9"/></text:p>
      <text:p text:style-name="P10">There were pals:<text:span text:style-name="T9"> Three Gospels relate this story and none of them provide a number of friends who brought this man to Jesus. They had to be able to carry him and get him up a ladder so I would guess at least 4 friends brought this man to Jesus. In Matthew we are told that where two or three are gathered in His name He is in the midst. What do you think could happen if all of those gathered here today were to agree together in prayer for some of our lost friends or family? Have you ever really got down to business in prayer for someone? If that were done in concert with fellow believers...Oh what God could do. </text:span></text:p>
      <text:p text:style-name="P10"><text:span text:style-name="T9"/></text:p>
      <text:p text:style-name="P10">There were Pharisees:<text:span text:style-name="T9"> Who, in their right mind, could be critical of Jesus in such a situation? The man was asking for physical healing on the outside but in his heart he had to be asking to be cleansed from sin. It may be possible that even he didn't go there for salvation but when he came into the presence of Jesus he immediately saw his need and Jesus first responded to the <text:s/>need for salvation before curing him of palsy. </text:span></text:p>
      <text:p text:style-name="P10"><text:span text:style-name="T9"><text:s text:c="2"/>Before expressing joy over the mans healing there were some standing by who could only </text:span><text:span text:style-name="T18">criticize. (joke about the preacher walking on the water). </text:span><text:span text:style-name="T9"><text:s/></text:span></text:p>
      <text:p text:style-name="P11"><text:span text:style-name="T5"/></text:p>
      <text:p text:style-name="P9"><text:span text:style-name="T13">Conclude:</text:span><text:span text:style-name="T14"> When the power of God is present and the people of God unite to bring a friend to Jesus there is no limit to what God can do! God will do far more than what you are requesting. </text:span><text:span text:style-name="T12">Ephesians 3:20 “Now unto him that is able to do exceeding abundantly above all that we ask or think, according to the power that worketh in u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07-15T21:14:08.25</dc:date>
    <meta:editing-duration>PT2H44M17S</meta:editing-duration>
    <meta:generator>OpenOffice/4.1.3$Win32 OpenOffice.org_project/413m1$Build-9783</meta:generator>
    <meta:document-statistic meta:table-count="0" meta:image-count="0" meta:object-count="0" meta:page-count="1" meta:paragraph-count="11" meta:word-count="606" meta:character-count="3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